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6cm" style:auto-text-indent="false" style:page-number="auto" fo:background-color="transparent"/>
      <style:text-properties officeooo:rsid="00032347" officeooo:paragraph-rsid="00032347"/>
    </style:style>
    <style:style style:name="P2" style:family="paragraph" style:parent-style-name="Standard">
      <loext:graphic-properties draw:fill="none"/>
      <style:paragraph-properties fo:margin-left="0cm" fo:margin-right="0cm" fo:text-align="justify" style:justify-single-word="false" fo:text-indent="1.6cm" style:auto-text-indent="false" fo:background-color="transparent"/>
      <style:text-properties officeooo:rsid="0003bd83" officeooo:paragraph-rsid="0003bd83"/>
    </style:style>
    <style:style style:name="P3" style:family="paragraph" style:parent-style-name="Standard">
      <loext:graphic-properties draw:fill="none"/>
      <style:paragraph-properties fo:margin-left="0cm" fo:margin-right="0cm" fo:text-align="justify" style:justify-single-word="false" fo:text-indent="1.6cm" style:auto-text-indent="false" fo:background-color="transparent"/>
      <style:text-properties fo:font-weight="bold" officeooo:rsid="0003bd83" officeooo:paragraph-rsid="0003bd83" style:font-weight-asian="bold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text-indent="1.6cm" style:auto-text-indent="false" fo:background-color="transparent"/>
      <style:text-properties fo:font-weight="bold" officeooo:rsid="0003d2f0" officeooo:paragraph-rsid="0003d2f0" style:font-weight-asian="bold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1.6cm" style:auto-text-indent="false" fo:background-color="transparent"/>
      <style:text-properties fo:font-weight="bold" officeooo:rsid="00061a8a" officeooo:paragraph-rsid="00061a8a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324da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en" fo:country="US" fo:font-weight="normal" officeooo:rsid="00058612" style:font-weight-asian="normal" style:font-weight-complex="normal"/>
    </style:style>
    <style:style style:name="T5" style:family="text">
      <style:text-properties fo:language="en" fo:country="US" fo:font-weight="normal" officeooo:rsid="0008cd32" style:font-weight-asian="normal" style:font-weight-complex="normal"/>
    </style:style>
    <style:style style:name="T6" style:family="text">
      <style:text-properties fo:language="en" fo:country="US" fo:font-weight="normal" officeooo:rsid="0009e6f6" style:font-weight-asian="normal" style:font-weight-complex="normal"/>
    </style:style>
    <style:style style:name="T7" style:family="text">
      <style:text-properties fo:language="uk" fo:country="UA"/>
    </style:style>
    <style:style style:name="T8" style:family="text">
      <style:text-properties fo:language="uk" fo:country="UA" officeooo:rsid="000324da"/>
    </style:style>
    <style:style style:name="T9" style:family="text">
      <style:text-properties fo:language="uk" fo:country="UA" fo:font-weight="normal" style:font-weight-asian="normal" style:font-weight-complex="normal"/>
    </style:style>
    <style:style style:name="T10" style:family="text">
      <style:text-properties fo:language="uk" fo:country="UA" fo:font-weight="normal" officeooo:rsid="0004b37f" style:font-weight-asian="normal" style:font-weight-complex="normal"/>
    </style:style>
    <style:style style:name="T11" style:family="text">
      <style:text-properties fo:language="uk" fo:country="UA" fo:font-weight="normal" officeooo:rsid="00058612" style:font-weight-asian="normal" style:font-weight-complex="normal"/>
    </style:style>
    <style:style style:name="T12" style:family="text">
      <style:text-properties fo:language="uk" fo:country="UA" fo:font-weight="normal" officeooo:rsid="00061a8a" style:font-weight-asian="normal" style:font-weight-complex="normal"/>
    </style:style>
    <style:style style:name="T13" style:family="text">
      <style:text-properties fo:language="uk" fo:country="UA" fo:font-weight="normal" officeooo:rsid="0006b375" style:font-weight-asian="normal" style:font-weight-complex="normal"/>
    </style:style>
    <style:style style:name="T14" style:family="text">
      <style:text-properties fo:language="uk" fo:country="UA" fo:font-weight="normal" officeooo:rsid="0003d2f0" style:font-weight-asian="normal" style:font-weight-complex="normal"/>
    </style:style>
    <style:style style:name="T15" style:family="text">
      <style:text-properties fo:language="uk" fo:country="UA" fo:font-weight="normal" officeooo:rsid="000813a7" style:font-weight-asian="normal" style:font-weight-complex="normal"/>
    </style:style>
    <style:style style:name="T16" style:family="text">
      <style:text-properties fo:language="uk" fo:country="UA" fo:font-weight="normal" officeooo:rsid="000828b4" style:font-weight-asian="normal" style:font-weight-complex="normal"/>
    </style:style>
    <style:style style:name="T17" style:family="text">
      <style:text-properties fo:language="uk" fo:country="UA" fo:font-weight="normal" officeooo:rsid="0008cd32" style:font-weight-asian="normal" style:font-weight-complex="normal"/>
    </style:style>
    <style:style style:name="T18" style:family="text">
      <style:text-properties fo:language="uk" fo:country="UA" fo:font-weight="normal" officeooo:rsid="0009e6f6" style:font-weight-asian="normal" style:font-weight-complex="normal"/>
    </style:style>
    <style:style style:name="T19" style:family="text">
      <style:text-properties officeooo:rsid="0003bd83"/>
    </style:style>
    <style:style style:name="T20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0">ЯД</text:span> треба запускати з готовими пропозиціями. Воно не зобовязано <text:span text:style-name="T19">н</text:span>ам подобатись, хоча бажано. Головна задача це підбір по серія/колекції/логічна група етс, фіксація, (за потреби узгодження з автором), друк (бажано в різних розмірах і кольорах), <text:span text:style-name="T2">(</text:span><text:span text:style-name="T8">далі за потребьи пост обробка. Це може бути шліфування, збирання, фарбування, лакуавання етс) і все це заради останнього: ФОТО. Фото в крутій роздільній здатності, на зеленому фоні, з різних боків, + в сетах з іншими виробами. Завантажується на гугл диск у відповідну папку. </text:span></text:p>
      <text:p text:style-name="P2"><text:span text:style-name="T8">Я</text:span><text:span text:style-name="T1">D – </text:span><text:span text:style-name="T7">це Я</text:span><text:span text:style-name="T1">DDDDDDDD</text:span><text:span text:style-name="T7">овість Я</text:span><text:span text:style-name="T1">d</text:span><text:span text:style-name="T7">кість і похідні. Вони єдкі, захоплюючі, бажані, круті. </text:span></text:p>
      <text:p text:style-name="P3"><text:span text:style-name="T7">АЛЕ</text:span><text:span text:style-name="T9"> вони не обовязково мають нам подобатисмь. Можно робити певні серії, унікальних виробів (не оппулярних, або взагалі унікальних, заЯ</text:span><text:span text:style-name="T3">D</text:span><text:span text:style-name="T9">ованих(в апп), головне як ці лінійки будуть просуватись і для якої аудиторії).</text:span></text:p>
      <text:p text:style-name="P3"><text:span text:style-name="T9">АУДИТОРІЯ і і причина кожної серії. Тому вони повинні подобатись їй, і просуватись відповідно. </text:span><text:span text:style-name="T15">Наприклад серія Кідз№, в ній якісь кумедні (бажано наші) фігурки, може просто класні, може з мультика якогось. </text:span><text:span text:style-name="T16">При використанні софта і наприклад <text:s/>при використанні у тій же грі, друк моделей + їх кастомізація виводить вже ідею на новийц рівень.</text:span></text:p>
      <text:p text:style-name="P3"><text:span text:style-name="T9"/></text:p>
      <text:p text:style-name="P4"><text:span text:style-name="T7">АПП</text:span><text:span text:style-name="T9"> Задача:</text:span></text:p>
      <text:p text:style-name="P4"><text:span text:style-name="T9">- робити 3д по фото/відео </text:span><text:span text:style-name="T11">(може зробити велкам Я</text:span><text:span text:style-name="T4">DUniverse?</text:span><text:span text:style-name="T11">)</text:span></text:p>
      <text:p text:style-name="P4"><text:span text:style-name="T9">- оптимізовувати його </text:span><text:span text:style-name="T10">(створюємо полігони і масиви точєк, + лише оболонка)</text:span></text:p>
      <text:p text:style-name="P4"><text:span text:style-name="T9">- можливість відозмінювати 3д моделі(можно в рамках конструктора, і спочатку лише «підготовлені» моделі, </text:span><text:span text:style-name="T17">або заЯ</text:span><text:span text:style-name="T5">D</text:span><text:span text:style-name="T17">овувати моделі)</text:span></text:p>
      <text:p text:style-name="P4"><text:span text:style-name="T9">- можливість створювати 3д моделі (в рамкамка п.1 або конструтктора)</text:span></text:p>
      <text:p text:style-name="P4"><text:span text:style-name="T9">- МОЖЛИВІСТЬ ЗАПУСТИТИ ДРУК і навіть наблюдати по камері (</text:span><text:span text:style-name="T3">cameraKit</text:span><text:span text:style-name="T9">)</text:span></text:p>
      <text:p text:style-name="P4"><text:span text:style-name="T9">- </text:span><text:span text:style-name="T12">Казуальна гра? </text:span><text:span text:style-name="T18">(або МОБА , </text:span><text:span text:style-name="T6">Adventure, Arcada, Fighting, 3d</text:span><text:span text:style-name="T18">)</text:span></text:p>
      <text:p text:style-name="P5"><text:span text:style-name="T9">______________</text:span></text:p>
      <text:p text:style-name="P5"><text:span text:style-name="T9">- Інтеграціїя ШІ</text:span></text:p>
      <text:p text:style-name="P5"><text:span text:style-name="T9">- Аналіз данних з користувачів</text:span></text:p>
      <text:p text:style-name="P5"><text:span text:style-name="T9">- Тести і експерименти над користувачами</text:span></text:p>
      <text:p text:style-name="P5"><text:span text:style-name="T9">- Використання децентралізованих потужностей. </text:span><text:span text:style-name="T13">Розподілення і децентралізація задач по потужностях.</text:span><text:span text:style-name="T14"> </text:span><text:span text:style-name="T15">(Заманіть пропозицією видаленого друку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1T03:56:48.280000000</meta:creation-date>
    <dc:date>2025-05-01T04:47:49.172000000</dc:date>
    <meta:editing-duration>PT50M55S</meta:editing-duration>
    <meta:editing-cycles>12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16" meta:word-count="268" meta:character-count="1859" meta:non-whitespace-character-count="1603"/>
  </office:meta>
</office:document-meta>
</file>